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line-height="150%"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style:paragraph-properties fo:line-height="150%" fo:text-align="center"/>
    </style:style>
    <style:style style:name="P8" style:family="paragraph">
      <style:paragraph-properties fo:text-align="center"/>
    </style:style>
    <style:style style:name="T1" style:family="text">
      <style:text-properties style:font-name="Times New Roman" fo:font-size="11pt" fo:font-style="normal" style:font-name-asian="Times New Roman" style:font-size-asian="11pt" style:font-style-asian="normal" style:font-name-complex="Times New Roman" style:font-size-complex="11pt" style:font-style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textarea-horizontal-align="justify" draw:textarea-vertical-align="middle" draw:auto-grow-height="false" fo:min-height="1.261cm" fo:min-width="2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ffffff" draw:textarea-horizontal-align="justify" draw:textarea-vertical-align="middle" draw:auto-grow-height="false" fo:min-height="1.258cm" fo:min-width="3.1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text:s text:c="104"/></text:p>
      <text:p text:style-name="P1"/>
      <text:p text:style-name="P3"><draw:custom-shape text:anchor-type="paragraph" draw:z-index="9" draw:style-name="gr1" draw:text-style-name="P4" svg:width="3.301cm" svg:height="1.701cm" svg:x="13.605cm" svg:y="4.196cm"><text:p text:style-name="P4"><text:span text:style-name="T2"/></text:p><text:p text:style-name="P4"><text:span text:style-name="T2">Autorizar</text:span></text:p><text:p text:style-name="P4"><text:span text:style-name="T2">VISORES</text:span></text:p><text:p text:style-name="P4"><text:span text:style-name="T2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style-name="gr1" draw:text-style-name="P4" svg:width="3.301cm" svg:height="1.701cm" svg:x="0.379cm" svg:y="0.499cm"><text:p text:style-name="P4"><text:span text:style-name="T2">Registrar</text:span></text:p><text:p text:style-name="P4"><text:span text:style-name="T2">ÓRDEN DE COMPR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3" draw:text-style-name="P6" svg:width="2.555cm" svg:height="0.867cm" svg:x="9.511cm" svg:y="6.946cm"><text:p text:style-name="P5"><text:span text:style-name="T3">Al confirmar el CRD, </text:span></text:p><text:p text:style-name="P5"><text:span text:style-name="T3">la factura pasa a </text:span></text:p><text:p text:style-name="P5"><text:span text:style-name="T3">estado “Confirmado” </text:span></text:p><text:p text:style-name="P5"><text:span text:style-name="T3"/></text:p><text:p text:style-name="P6"><text:span text:style-name="T3"/></text:p><text:p text:style-name="P6"><text:span text:style-name="T3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style-name="gr3" draw:text-style-name="P6" svg:width="2.553cm" svg:height="0.869cm" svg:x="23.416cm" svg:y="12.589cm"><text:p text:style-name="P8"><text:span text:style-name="T3">Por cada liquidación </text:span></text:p><text:p text:style-name="P8"><text:span text:style-name="T3">se pueden elegir una </text:span></text:p><text:p text:style-name="P8"><text:span text:style-name="T3">o varias Remesas</text:span></text:p><text:p text:style-name="P8"><text:span text:style-name="T3"/></text:p><text:p text:style-name="P8"><text:span text:style-name="T3">Se elije la Caja, </text:span></text:p><text:p text:style-name="P8"><text:span text:style-name="T3">el Medio de Pago, etc</text:span></text:p><text:p text:style-name="P8"><text:span text:style-name="T3"/></text:p><text:p text:style-name="P8"><text:span text:style-name="T3"/></text:p><text:p text:style-name="P8"><text:span text:style-name="T3">Modos de liquidación:</text:span></text:p><text:p text:style-name="P8"><text:span text:style-name="T3"/></text:p><text:p text:style-name="P8"><text:span text:style-name="T3">* Liquidación </text:span></text:p><text:p text:style-name="P8"><text:span text:style-name="T3">por Lote </text:span></text:p><text:p text:style-name="P8"><text:span text:style-name="T3">(selecciono Remesas)</text:span></text:p><text:p text:style-name="P8"><text:span text:style-name="T3"/></text:p><text:p text:style-name="P8"><text:span text:style-name="T3">* Liquidación </text:span></text:p><text:p text:style-name="P8"><text:span text:style-name="T3">por Proveedor</text:span></text:p><text:p text:style-name="P8"><text:span text:style-name="T3">(elijo fact de un único </text:span></text:p><text:p text:style-name="P8"><text:span text:style-name="T3">proveed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style-name="gr3" draw:text-style-name="P5" svg:width="2.543cm" svg:height="0.862cm" svg:x="18.561cm" svg:y="10.83cm"><text:p text:style-name="P5"><text:span text:style-name="T3">Se seleccionan las</text:span></text:p><text:p text:style-name="P5"><text:span text:style-name="T3"><text:s/></text:span><text:span text:style-name="T3">facturas a pagar.</text:span></text:p><text:p text:style-name="P5"><text:span text:style-name="T3"><text:s/></text:span></text:p><text:p text:style-name="P5"><text:span text:style-name="T3">Se “confirma” </text:span></text:p><text:p text:style-name="P5"><text:span text:style-name="T3">la Remesa </text:span></text:p><text:p text:style-name="P5"><text:span text:style-name="T3"/></text:p><text:p text:style-name="P5"><text:span text:style-name="T3">(esto indica que las </text:span></text:p><text:p text:style-name="P5"><text:span text:style-name="T3">facturas están en </text:span></text:p><text:p text:style-name="P5"><text:span text:style-name="T3">condiciones de </text:span></text:p><text:p text:style-name="P5"><text:span text:style-name="T3">ser pagadas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3" draw:text-style-name="P5" svg:width="2.553cm" svg:height="0.869cm" svg:x="5.034cm" svg:y="5.69cm"><text:p text:style-name="P7"><text:span text:style-name="T3">Al guardar la </text:span></text:p><text:p text:style-name="P7"><text:span text:style-name="T3">factura, </text:span></text:p><text:p text:style-name="P7"><text:span text:style-name="T3">la deja en estado</text:span></text:p><text:p text:style-name="P7"><text:span text:style-name="T3"><text:s/>“</text:span><text:span text:style-name="T3">Borrador”</text:span></text:p><text:p text:style-name="P7"><text:span text:style-name="T3"/></text:p><text:p text:style-name="P7"><text:span text:style-name="T3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2" draw:text-style-name="P4" svg:width="3.31cm" svg:height="1.71cm" svg:x="22.781cm" svg:y="6.391cm"><text:p text:style-name="P4"><text:span text:style-name="T2">Crear </text:span></text:p><text:p text:style-name="P4"><text:span text:style-name="T2">LIQUIDACIÓ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style-name="gr2" draw:text-style-name="P4" svg:width="3.305cm" svg:height="1.705cm" svg:x="18.02cm" svg:y="5.253cm"><text:p text:style-name="P4"><text:span text:style-name="T2">Crear </text:span></text:p><text:p text:style-name="P4"><text:span text:style-name="T2">REMESA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draw:text-style-name="P4" svg:width="3.301cm" svg:height="1.701cm" svg:x="9.063cm" svg:y="3.112cm"><text:p text:style-name="P4"><text:span text:style-name="T2"/></text:p><text:p text:style-name="P4"><text:span text:style-name="T2"/></text:p><text:p text:style-name="P4"><text:span text:style-name="T2">Generar </text:span></text:p><text:p text:style-name="P4"><text:span text:style-name="T2">CRD</text:span></text:p><text:p text:style-name="P4"><text:span text:style-name="T2"/></text:p><text:p text:style-name="P4"><text:span text:style-name="T2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style-name="gr1" draw:text-style-name="P4" svg:width="3.301cm" svg:height="1.701cm" svg:x="4.761cm" svg:y="1.946cm"><text:p text:style-name="P4"><text:span text:style-name="T2">Registrar</text:span></text:p><text:p text:style-name="P4"><text:span text:style-name="T2">FACT DE COMPR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style-name="gr3" draw:text-style-name="P5" svg:width="2.483cm" svg:height="0.86cm" svg:x="14.053cm" svg:y="8.998cm"><text:p text:style-name="P5"><text:span text:style-name="T3">Cuando los tres </text:span></text:p><text:p text:style-name="P5"><text:span text:style-name="T3">visores están </text:span></text:p><text:p text:style-name="P5"><text:span text:style-name="T3">autorizados la</text:span></text:p><text:p text:style-name="P5"><text:span text:style-name="T3">factura pasa</text:span></text:p><text:p text:style-name="P5"><text:span text:style-name="T3">a a estado </text:span></text:p><text:p text:style-name="P5"><text:span text:style-name="T3">“</text:span><text:span text:style-name="T3">Definitivo” y se </text:span></text:p><text:p text:style-name="P5"><text:span text:style-name="T3">puede crear</text:span></text:p><text:p text:style-name="P5"><text:span text:style-name="T3"><text:s/></text:span><text:span text:style-name="T3">la Remes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s text:c="2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ene  Villagra</meta:initial-creator>
    <meta:creation-date>2019-09-30T10:27:26.03</meta:creation-date>
    <dc:date>2021-01-14T09:57:51.93</dc:date>
    <meta:editing-duration>PT5H41M14S</meta:editing-duration>
    <meta:editing-cycles>54</meta:editing-cycles>
    <meta:generator>OpenOffice/4.1.3$Win32 OpenOffice.org_project/413m1$Build-9783</meta:generator>
    <meta:printed-by>Irene  Villagra</meta:printed-by>
    <meta:print-date>2019-12-10T12:23:22.13</meta:print-date>
    <dc:creator>Irene  Villagra</dc:creator>
    <meta:document-statistic meta:table-count="0" meta:image-count="0" meta:object-count="0" meta:page-count="1" meta:paragraph-count="2" meta:word-count="0" meta:character-count="321"/>
  </office:meta>
</office:document-meta>
</file>